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1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5cm" fo:min-width="2.1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4cm" fo:min-width="2.1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redeterminado">
        <draw:custom-shape draw:style-name="gr1" draw:text-style-name="P1" draw:layer="layout" svg:width="3.7cm" svg:height="1.7cm" svg:x="12cm" svg:y="2cm">
          <text:p text:style-name="P1">Dash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cm" svg:height="1.1cm" svg:x="-5.3cm" svg:y="7.6cm">
          <text:p text:style-name="P1">A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3cm" svg:height="1cm" svg:x="-1.6cm" svg:y="7.6cm">
          <text:p text:style-name="P1">Servici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8cm" svg:height="2.3cm" svg:x="2cm" svg:y="7.6cm">
          <text:p text:style-name="P1">Asignaciones <text:line-break/>Servicios-A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6cm" svg:height="1.3cm" svg:x="8.1cm" svg:y="7.6cm">
          <text:p text:style-name="P1">Puest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8cm" svg:height="2.4cm" svg:x="11.1cm" svg:y="7.6cm">
          <text:p text:style-name="P1">Asignaciones<text:line-break/>Puestos-A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9cm" svg:height="1.5cm" svg:x="17.2cm" svg:y="7.6cm">
          <text:p text:style-name="P1">Faen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9cm" svg:height="1.5cm" svg:x="24cm" svg:y="7.6cm">
          <text:p text:style-name="P1">Cuot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9cm" svg:height="1.5cm" svg:x="27.1cm" svg:y="7.6cm">
          <text:p text:style-name="P1">Pag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cm" svg:height="1.5cm" svg:x="20.4cm" svg:y="7.6cm">
          <text:p text:style-name="P1">Asamble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cm" svg:y1="3.5cm" svg:x2="-3.4cm" svg:y2="7.6cm">
          <text:p/>
        </draw:line>
        <draw:line draw:style-name="gr2" draw:text-style-name="P1" draw:layer="layout" svg:x1="12.2cm" svg:y1="3.7cm" svg:x2="1cm" svg:y2="7.5cm">
          <text:p/>
        </draw:line>
        <draw:line draw:style-name="gr2" draw:text-style-name="P1" draw:layer="layout" svg:x1="12.8cm" svg:y1="3.7cm" svg:x2="5.3cm" svg:y2="7.6cm">
          <text:p/>
        </draw:line>
        <draw:line draw:style-name="gr2" draw:text-style-name="P1" draw:layer="layout" svg:x1="13.3cm" svg:y1="3.7cm" svg:x2="9.7cm" svg:y2="7.6cm">
          <text:p/>
        </draw:line>
        <draw:line draw:style-name="gr2" draw:text-style-name="P1" draw:layer="layout" svg:x1="14.1cm" svg:y1="3.7cm" svg:x2="14.1cm" svg:y2="7.6cm">
          <text:p/>
        </draw:line>
        <draw:line draw:style-name="gr2" draw:text-style-name="P1" draw:layer="layout" svg:x1="14.7cm" svg:y1="3.7cm" svg:x2="18.6cm" svg:y2="7.6cm">
          <text:p/>
        </draw:line>
        <draw:line draw:style-name="gr2" draw:text-style-name="P1" draw:layer="layout" svg:x1="15.1cm" svg:y1="3.7cm" svg:x2="21.7cm" svg:y2="7.6cm">
          <text:p/>
        </draw:line>
        <draw:line draw:style-name="gr2" draw:text-style-name="P1" draw:layer="layout" svg:x1="15.6cm" svg:y1="3.6cm" svg:x2="25.2cm" svg:y2="7.5cm">
          <text:p/>
        </draw:line>
        <draw:line draw:style-name="gr2" draw:text-style-name="P1" draw:layer="layout" svg:x1="15.7cm" svg:y1="3.4cm" svg:x2="28.7cm" svg:y2="7.6cm">
          <text:p/>
        </draw:line>
      </draw:page>
      <draw:page draw:name="page2" draw:style-name="dp1" draw:master-page-name="Predeterminado">
        <draw:custom-shape draw:style-name="gr1" draw:text-style-name="P1" draw:layer="layout" svg:width="4cm" svg:height="1.8cm" svg:x="8.8cm" svg:y="2.6cm">
          <text:p text:style-name="P1">A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cm" svg:height="1.1cm" svg:x="9.8cm" svg:y="6.3cm">
          <text:p text:style-name="P1">Ind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3cm" svg:height="1cm" svg:x="5.6cm" svg:y="10.1cm">
          <text:p text:style-name="P1">Inscrip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6cm" svg:height="1.1cm" svg:x="13.7cm" svg:y="10.1cm">
          <text:p text:style-name="P1">Ver fich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8cm" svg:height="1.1cm" svg:x="8.4cm" svg:y="13cm">
          <text:p text:style-name="P1">Edit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9cm" svg:height="1.4cm" svg:x="11.5cm" svg:y="13cm">
          <text:p text:style-name="P1">Cambiar</text:p>
          <text:p text:style-name="P1">estad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8cm" svg:height="1.1cm" svg:x="15.1cm" svg:y="13cm">
          <text:p text:style-name="P1">Elimin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8cm" svg:height="1.1cm" svg:x="18.7cm" svg:y="12.9cm">
          <text:p text:style-name="P1">Repor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3cm" svg:height="1.8cm" svg:x="14.6cm" svg:y="16.6cm">
          <text:p text:style-name="P1">Informe <text:line-break/>gener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3cm" svg:height="1.8cm" svg:x="18.3cm" svg:y="16.6cm">
          <text:p text:style-name="P1">Pagos<text:line-break/>pendien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3cm" svg:height="1.8cm" svg:x="22cm" svg:y="16.6cm">
          <text:p text:style-name="P1">Pagos<text:line-break/>realiz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9cm" svg:y1="4.4cm" svg:x2="10.9cm" svg:y2="6.3cm">
          <text:p/>
        </draw:line>
        <draw:line draw:style-name="gr2" draw:text-style-name="P1" draw:layer="layout" svg:x1="10.7cm" svg:y1="7.4cm" svg:x2="7.8cm" svg:y2="10cm">
          <text:p/>
        </draw:line>
        <draw:line draw:style-name="gr2" draw:text-style-name="P1" draw:layer="layout" svg:x1="11.2cm" svg:y1="7.4cm" svg:x2="14.4cm" svg:y2="10.1cm">
          <text:p/>
        </draw:line>
        <draw:line draw:style-name="gr2" draw:text-style-name="P1" draw:layer="layout" svg:x1="14.7cm" svg:y1="11.2cm" svg:x2="10cm" svg:y2="13.1cm">
          <text:p/>
        </draw:line>
        <draw:line draw:style-name="gr2" draw:text-style-name="P1" draw:layer="layout" svg:x1="14.8cm" svg:y1="11.2cm" svg:x2="13.4cm" svg:y2="13cm">
          <text:p/>
        </draw:line>
        <draw:line draw:style-name="gr2" draw:text-style-name="P1" draw:layer="layout" svg:x1="15cm" svg:y1="11.2cm" svg:x2="16.3cm" svg:y2="13cm">
          <text:p/>
        </draw:line>
        <draw:line draw:style-name="gr2" draw:text-style-name="P1" draw:layer="layout" svg:x1="15.9cm" svg:y1="11.2cm" svg:x2="20.1cm" svg:y2="12.9cm">
          <text:p/>
        </draw:line>
        <draw:line draw:style-name="gr2" draw:text-style-name="P1" draw:layer="layout" svg:x1="19cm" svg:y1="14cm" svg:x2="16.5cm" svg:y2="16.6cm">
          <text:p/>
        </draw:line>
        <draw:line draw:style-name="gr2" draw:text-style-name="P1" draw:layer="layout" svg:x1="20cm" svg:y1="14cm" svg:x2="20.1cm" svg:y2="16.6cm">
          <text:p/>
        </draw:line>
        <draw:line draw:style-name="gr2" draw:text-style-name="P1" draw:layer="layout" svg:x1="21.2cm" svg:y1="14cm" svg:x2="23.8cm" svg:y2="16.6cm">
          <text:p/>
        </draw:line>
        <draw:frame draw:style-name="gr3" draw:text-style-name="P2" draw:layer="layout" svg:width="2.699cm" svg:height="0.725cm" svg:x="9.801cm" svg:y="11.475cm">
          <draw:text-box>
            <text:p><text:span text:style-name="T1">Id Asociado</text:span></text:p>
          </draw:text-box>
        </draw:frame>
        <draw:frame draw:style-name="gr4" draw:text-style-name="P3" draw:layer="layout" svg:width="2.3cm" svg:height="1.199cm" svg:x="15cm" svg:y="15.1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frame draw:style-name="gr4" draw:text-style-name="P3" draw:layer="layout" svg:width="2.3cm" svg:height="1.199cm" svg:x="18.1cm" svg:y="15.001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frame draw:style-name="gr4" draw:text-style-name="P3" draw:layer="layout" svg:width="2.3cm" svg:height="1.199cm" svg:x="15cm" svg:y="15.101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frame draw:style-name="gr4" draw:text-style-name="P3" draw:layer="layout" svg:width="2.3cm" svg:height="1.199cm" svg:x="22.7cm" svg:y="14.8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frame draw:style-name="gr3" draw:text-style-name="P2" draw:layer="layout" svg:width="2.699cm" svg:height="0.725cm" svg:x="17.2cm" svg:y="11.2cm">
          <draw:text-box>
            <text:p><text:span text:style-name="T1">Id Asociado</text:span></text:p>
          </draw:text-box>
        </draw:frame>
        <draw:frame draw:style-name="gr3" draw:text-style-name="P2" draw:layer="layout" svg:width="2.699cm" svg:height="0.725cm" svg:x="12.3cm" svg:y="12.075cm">
          <draw:text-box>
            <text:p><text:span text:style-name="T1">Id Asociado</text:span></text:p>
          </draw:text-box>
        </draw:frame>
        <draw:frame draw:style-name="gr3" draw:text-style-name="P2" draw:layer="layout" svg:width="2.699cm" svg:height="0.725cm" svg:x="15.101cm" svg:y="11.975cm">
          <draw:text-box>
            <text:p><text:span text:style-name="T1">Id Asociado</text:span></text:p>
          </draw:text-box>
        </draw:frame>
        <draw:frame draw:style-name="gr3" draw:text-style-name="P2" draw:layer="layout" svg:width="2.699cm" svg:height="0.725cm" svg:x="12.8cm" svg:y="8.275cm">
          <draw:text-box>
            <text:p><text:span text:style-name="T1">Id Asociado</text:span></text:p>
          </draw:text-box>
        </draw:frame>
      </draw:page>
      <draw:page draw:name="page3" draw:style-name="dp1" draw:master-page-name="Predeterminado">
        <draw:custom-shape draw:style-name="gr1" draw:text-style-name="P1" draw:layer="layout" svg:width="4cm" svg:height="1.8cm" svg:x="8.8cm" svg:y="2.6cm">
          <text:p text:style-name="P1">Puest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cm" svg:height="1.1cm" svg:x="9.8cm" svg:y="6.3cm">
          <text:p text:style-name="P1">Ind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3cm" svg:height="1cm" svg:x="6.6cm" svg:y="9.9cm">
          <text:p text:style-name="P1">Nuev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6cm" svg:height="1.1cm" svg:x="13cm" svg:y="9.8cm">
          <text:p text:style-name="P1">Ver fich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8cm" svg:height="1.1cm" svg:x="11cm" svg:y="12.7cm">
          <text:p text:style-name="P1">Edit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8cm" svg:height="1.1cm" svg:x="15.2cm" svg:y="12.7cm">
          <text:p text:style-name="P1">Elimin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9cm" svg:y1="4.4cm" svg:x2="10.9cm" svg:y2="6.3cm">
          <text:p/>
        </draw:line>
        <draw:line draw:style-name="gr2" draw:text-style-name="P1" draw:layer="layout" svg:x1="10.7cm" svg:y1="7.4cm" svg:x2="8.5cm" svg:y2="9.9cm">
          <text:p/>
        </draw:line>
        <draw:line draw:style-name="gr2" draw:text-style-name="P1" draw:layer="layout" svg:x1="11.2cm" svg:y1="7.4cm" svg:x2="14cm" svg:y2="9.8cm">
          <text:p/>
        </draw:line>
        <draw:line draw:style-name="gr2" draw:text-style-name="P1" draw:layer="layout" svg:x1="14cm" svg:y1="10.9cm" svg:x2="12.7cm" svg:y2="12.7cm">
          <text:p/>
        </draw:line>
        <draw:line draw:style-name="gr2" draw:text-style-name="P1" draw:layer="layout" svg:x1="14.3cm" svg:y1="10.9cm" svg:x2="15.6cm" svg:y2="12.7cm">
          <text:p/>
        </draw:line>
        <draw:frame draw:style-name="gr3" draw:text-style-name="P2" draw:layer="layout" svg:width="2.42cm" svg:height="0.725cm" svg:x="11.08cm" svg:y="11.375cm">
          <draw:text-box>
            <text:p><text:span text:style-name="T1">Id <text:s/>Puesto</text:span></text:p>
          </draw:text-box>
        </draw:frame>
        <draw:frame draw:style-name="gr3" draw:text-style-name="P2" draw:layer="layout" svg:width="2.42cm" svg:height="0.725cm" svg:x="14.9cm" svg:y="11.475cm">
          <draw:text-box>
            <text:p><text:span text:style-name="T1">Id Puesto </text:span></text:p>
          </draw:text-box>
        </draw:frame>
        <draw:frame draw:style-name="gr3" draw:text-style-name="P2" draw:layer="layout" svg:width="2.42cm" svg:height="0.725cm" svg:x="12.7cm" svg:y="8.1cm">
          <draw:text-box>
            <text:p><text:span text:style-name="T1">Id Puesto </text:span></text:p>
          </draw:text-box>
        </draw:frame>
      </draw:page>
      <draw:page draw:name="page4" draw:style-name="dp1" draw:master-page-name="Predeterminado">
        <draw:custom-shape draw:style-name="gr1" draw:text-style-name="P1" draw:layer="layout" svg:width="5.6cm" svg:height="1.8cm" svg:x="7.9cm" svg:y="5.6cm">
          <text:p text:style-name="P1">Asignación<text:line-break/> Asociado-Pues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cm" svg:height="1.1cm" svg:x="9.6cm" svg:y="9.3cm">
          <text:p text:style-name="P1">Ind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cm" svg:height="1.6cm" svg:x="2.4cm" svg:y="13.3cm">
          <text:p text:style-name="P1">Nueva<text:line-break/>Asigna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6cm" svg:height="1.1cm" svg:x="9.5cm" svg:y="13.3cm">
          <text:p text:style-name="P1">Ver fich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8cm" svg:height="1.1cm" svg:x="7.1cm" svg:y="16.4cm">
          <text:p text:style-name="P1">Anul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9cm" svg:height="1.4cm" svg:x="11.4cm" svg:y="16.3cm">
          <text:p text:style-name="P1">Finaliz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8cm" svg:height="1.1cm" svg:x="16.8cm" svg:y="13.4cm">
          <text:p text:style-name="P1">Repor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5cm" svg:height="1.8cm" svg:x="15.4cm" svg:y="17.1cm">
          <text:p text:style-name="P1">Reporte anual de<text:line-break/>autoridad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7cm" svg:y1="7.4cm" svg:x2="10.7cm" svg:y2="9.3cm">
          <text:p/>
        </draw:line>
        <draw:line draw:style-name="gr2" draw:text-style-name="P1" draw:layer="layout" svg:x1="10.6cm" svg:y1="14.4cm" svg:x2="8.7cm" svg:y2="16.4cm">
          <text:p/>
        </draw:line>
        <draw:line draw:style-name="gr2" draw:text-style-name="P1" draw:layer="layout" svg:x1="11.1cm" svg:y1="14.4cm" svg:x2="12.5cm" svg:y2="16.3cm">
          <text:p/>
        </draw:line>
        <draw:line draw:style-name="gr2" draw:text-style-name="P1" draw:layer="layout" svg:x1="11.7cm" svg:y1="10.4cm" svg:x2="17.1cm" svg:y2="13.4cm">
          <text:p/>
        </draw:line>
        <draw:line draw:style-name="gr2" draw:text-style-name="P1" draw:layer="layout" svg:x1="18.1cm" svg:y1="14.5cm" svg:x2="18.1cm" svg:y2="17cm">
          <text:p/>
        </draw:line>
        <draw:frame draw:style-name="gr4" draw:text-style-name="P3" draw:layer="layout" svg:width="2.3cm" svg:height="1.1cm" svg:x="16.2cm" svg:y="15.501cm">
          <draw:text-box>
            <text:p text:style-name="P1"><text:span text:style-name="T1">Año</text:span></text:p>
          </draw:text-box>
        </draw:frame>
        <draw:line draw:style-name="gr2" draw:text-style-name="P1" draw:layer="layout" svg:x1="10.7cm" svg:y1="10.4cm" svg:x2="10.7cm" svg:y2="13.3cm">
          <text:p/>
        </draw:line>
        <draw:line draw:style-name="gr2" draw:text-style-name="P1" draw:layer="layout" svg:x1="9.7cm" svg:y1="10.4cm" svg:x2="5.1cm" svg:y2="13.3cm">
          <text:p/>
        </draw:line>
        <draw:frame draw:style-name="gr5" draw:text-style-name="P2" draw:layer="layout" svg:width="2.4cm" svg:height="0.725cm" svg:x="10.7cm" svg:y="11.4cm">
          <draw:text-box>
            <text:p><text:span text:style-name="T1">Id <text:s/>puesto</text:span></text:p>
          </draw:text-box>
        </draw:frame>
        <draw:frame draw:style-name="gr5" draw:text-style-name="P2" draw:layer="layout" svg:width="2.4cm" svg:height="0.725cm" svg:x="7.3cm" svg:y="14.975cm">
          <draw:text-box>
            <text:p><text:span text:style-name="T1">Id <text:s/>puesto</text:span></text:p>
          </draw:text-box>
        </draw:frame>
        <draw:frame draw:style-name="gr5" draw:text-style-name="P2" draw:layer="layout" svg:width="2.4cm" svg:height="0.725cm" svg:x="11.9cm" svg:y="15cm">
          <draw:text-box>
            <text:p><text:span text:style-name="T1">Id <text:s/>puesto</text:span></text:p>
          </draw:text-box>
        </draw:frame>
      </draw:page>
      <draw:page draw:name="page5" draw:style-name="dp1" draw:master-page-name="Predeterminado">
        <draw:custom-shape draw:style-name="gr1" draw:text-style-name="P4" draw:layer="layout" svg:width="4cm" svg:height="1.8cm" svg:x="8.8cm" svg:y="2.6cm">
          <text:p text:style-name="P1"><text:span text:style-name="T2">Servic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2cm" svg:height="1.1cm" svg:x="9.8cm" svg:y="6.3cm">
          <text:p text:style-name="P1"><text:span text:style-name="T2">Ind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3cm" svg:height="1cm" svg:x="6.5cm" svg:y="9.8cm">
          <text:p text:style-name="P1"><text:span text:style-name="T2">Nuev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6cm" svg:height="1.1cm" svg:x="12.5cm" svg:y="9.8cm">
          <text:p text:style-name="P1"><text:span text:style-name="T2">Ver fich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8cm" svg:height="1.1cm" svg:x="10.5cm" svg:y="12.7cm">
          <text:p text:style-name="P1"><text:span text:style-name="T2">Edi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8cm" svg:height="1.1cm" svg:x="14.7cm" svg:y="12.7cm">
          <text:p text:style-name="P1"><text:span text:style-name="T2">Elimin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9cm" svg:y1="4.4cm" svg:x2="10.9cm" svg:y2="6.3cm">
          <text:p/>
        </draw:line>
        <draw:line draw:style-name="gr2" draw:text-style-name="P1" draw:layer="layout" svg:x1="10.7cm" svg:y1="7.4cm" svg:x2="8.3cm" svg:y2="9.8cm">
          <text:p/>
        </draw:line>
        <draw:line draw:style-name="gr2" draw:text-style-name="P4" draw:layer="layout" svg:x1="11.2cm" svg:y1="7.4cm" svg:x2="13.5cm" svg:y2="9.8cm">
          <text:p/>
        </draw:line>
        <draw:line draw:style-name="gr2" draw:text-style-name="P1" draw:layer="layout" svg:x1="13.5cm" svg:y1="10.9cm" svg:x2="12.2cm" svg:y2="12.7cm">
          <text:p/>
        </draw:line>
        <draw:line draw:style-name="gr2" draw:text-style-name="P1" draw:layer="layout" svg:x1="13.8cm" svg:y1="10.9cm" svg:x2="15.1cm" svg:y2="12.7cm">
          <text:p/>
        </draw:line>
        <draw:frame draw:style-name="gr3" draw:text-style-name="P2" draw:layer="layout" svg:width="2.479cm" svg:height="0.725cm" svg:x="10.7cm" svg:y="11.4cm">
          <draw:text-box>
            <text:p><text:span text:style-name="T1">Id Servicio</text:span></text:p>
          </draw:text-box>
        </draw:frame>
        <draw:frame draw:style-name="gr3" draw:text-style-name="P2" draw:layer="layout" svg:width="2.479cm" svg:height="0.725cm" svg:x="14.4cm" svg:y="11.475cm">
          <draw:text-box>
            <text:p><text:span text:style-name="T1">Id Servicio</text:span></text:p>
          </draw:text-box>
        </draw:frame>
        <draw:frame draw:style-name="gr3" draw:text-style-name="P2" draw:layer="layout" svg:width="2.479cm" svg:height="0.725cm" svg:x="12.321cm" svg:y="8.2cm">
          <draw:text-box>
            <text:p><text:span text:style-name="T1">Id Servicio</text:span></text:p>
          </draw:text-box>
        </draw:frame>
      </draw:page>
      <draw:page draw:name="page6" draw:style-name="dp1" draw:master-page-name="Predeterminado">
        <draw:custom-shape draw:style-name="gr1" draw:text-style-name="P4" draw:layer="layout" svg:width="2.2cm" svg:height="1.1cm" svg:x="8cm" svg:y="7.4cm">
          <text:p text:style-name="P1"><text:span text:style-name="T2">Ind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4cm" svg:height="1.6cm" svg:x="0.077cm" svg:y="12.521cm">
          <text:p text:style-name="P1"><text:span text:style-name="T2">Nueva</text:span><text:span text:style-name="T2"><text:line-break/></text:span><text:span text:style-name="T2">Asign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6cm" svg:height="1.1cm" svg:x="7.777cm" svg:y="12.621cm">
          <text:p text:style-name="P1"><text:span text:style-name="T2">Ver fich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4cm" svg:height="1.2cm" svg:x="4.977cm" svg:y="17.121cm">
          <text:p text:style-name="P1"><text:span text:style-name="T2">Susp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5cm" svg:height="1.6cm" svg:x="8.677cm" svg:y="16.921cm">
          <text:p text:style-name="P1"><text:span text:style-name="T2">Finalizar</text:span><text:span text:style-name="T2"><text:line-break/></text:span><text:span text:style-name="T2">Suspens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1cm" svg:y1="5.5cm" svg:x2="9.1cm" svg:y2="7.4cm">
          <text:p/>
        </draw:line>
        <draw:line draw:style-name="gr2" draw:text-style-name="P1" draw:layer="layout" svg:x1="8.1cm" svg:y1="8.5cm" svg:x2="1.577cm" svg:y2="12.521cm">
          <text:p/>
        </draw:line>
        <draw:line draw:style-name="gr2" draw:text-style-name="P4" draw:layer="layout" svg:x1="9.4cm" svg:y1="8.5cm" svg:x2="9.377cm" svg:y2="12.621cm">
          <text:p/>
        </draw:line>
        <draw:line draw:style-name="gr2" draw:text-style-name="P1" draw:layer="layout" svg:x1="8.077cm" svg:y1="13.721cm" svg:x2="6.677cm" svg:y2="17.121cm">
          <text:p/>
        </draw:line>
        <draw:line draw:style-name="gr2" draw:text-style-name="P1" draw:layer="layout" svg:x1="9.155cm" svg:y1="13.721cm" svg:x2="9.177cm" svg:y2="16.921cm">
          <text:p/>
        </draw:line>
        <draw:line draw:style-name="gr2" draw:text-style-name="P1" draw:layer="layout" svg:x1="9.977cm" svg:y1="13.721cm" svg:x2="13.177cm" svg:y2="16.921cm">
          <text:p/>
        </draw:line>
        <draw:custom-shape draw:style-name="gr1" draw:text-style-name="P1" draw:layer="layout" svg:width="5.9cm" svg:height="2.3cm" svg:x="6.3cm" svg:y="3.2cm">
          <text:p text:style-name="P1">Asignaciones <text:line-break/>Servicios-Asoci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8cm" svg:height="1.1cm" svg:x="1.977cm" svg:y="17.121cm">
          <text:p text:style-name="P1"><text:span text:style-name="T2">Autoriz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5cm" svg:height="1.6cm" svg:x="12.477cm" svg:y="16.921cm">
          <text:p text:style-name="P1"><text:span text:style-name="T2">Finalizar</text:span><text:span text:style-name="T2"><text:line-break/></text:span><text:span text:style-name="T2">Asign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777cm" svg:y1="13.521cm" svg:x2="3.377cm" svg:y2="17.121cm">
          <text:p/>
        </draw:line>
        <draw:custom-shape draw:style-name="gr1" draw:text-style-name="P4" draw:layer="layout" svg:width="2.8cm" svg:height="1.1cm" svg:x="20.9cm" svg:y="12.6cm">
          <text:p text:style-name="P1"><text:span text:style-name="T2">Repor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9cm" svg:height="1.8cm" svg:x="16.5cm" svg:y="17.8cm">
          <text:p text:style-name="P1"><text:span text:style-name="T2">Reporte</text:span><text:span text:style-name="T2"><text:line-break/></text:span><text:span text:style-name="T2">Asign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4.2cm" svg:height="1.8cm" svg:x="20.6cm" svg:y="17.8cm">
          <text:p text:style-name="P1"><text:span text:style-name="T2">Reporte</text:span><text:span text:style-name="T2"><text:line-break/></text:span><text:span text:style-name="T2">Suspens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4.2cm" svg:height="1.8cm" svg:x="25cm" svg:y="17.8cm">
          <text:p text:style-name="P1"><text:span text:style-name="T2">Reporte</text:span><text:span text:style-name="T2"><text:line-break/></text:span><text:span text:style-name="T2">Cancel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1.2cm" svg:y1="13.7cm" svg:x2="17.9cm" svg:y2="17.8cm">
          <text:p/>
        </draw:line>
        <draw:line draw:style-name="gr2" draw:text-style-name="P1" draw:layer="layout" svg:x1="22.2cm" svg:y1="13.7cm" svg:x2="22.2cm" svg:y2="17.8cm">
          <text:p/>
        </draw:line>
        <draw:line draw:style-name="gr2" draw:text-style-name="P1" draw:layer="layout" svg:x1="23.3cm" svg:y1="13.7cm" svg:x2="26.04cm" svg:y2="17.8cm">
          <text:p/>
        </draw:line>
        <draw:frame draw:style-name="gr4" draw:text-style-name="P3" draw:layer="layout" svg:width="2.3cm" svg:height="1.199cm" svg:x="16.212cm" svg:y="16.246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frame draw:style-name="gr4" draw:text-style-name="P3" draw:layer="layout" svg:width="2.3cm" svg:height="1.199cm" svg:x="20.1cm" svg:y="16.2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frame draw:style-name="gr4" draw:text-style-name="P3" draw:layer="layout" svg:width="2.3cm" svg:height="1.199cm" svg:x="25.5cm" svg:y="16.1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line draw:style-name="gr2" draw:text-style-name="P1" draw:layer="layout" svg:x1="10.2cm" svg:y1="8.3cm" svg:x2="21.1cm" svg:y2="12.6cm">
          <text:p/>
        </draw:line>
        <draw:frame draw:style-name="gr3" draw:text-style-name="P2" draw:layer="layout" svg:width="3.025cm" svg:height="0.725cm" svg:x="8.7cm" svg:y="10.575cm">
          <draw:text-box>
            <text:p><text:span text:style-name="T1">Id Asignación</text:span></text:p>
          </draw:text-box>
        </draw:frame>
        <draw:frame draw:style-name="gr3" draw:text-style-name="P2" draw:layer="layout" svg:width="3.025cm" svg:height="0.725cm" svg:x="1.275cm" svg:y="16.075cm">
          <draw:text-box>
            <text:p><text:span text:style-name="T1">Id Asignación</text:span></text:p>
          </draw:text-box>
        </draw:frame>
        <draw:frame draw:style-name="gr3" draw:text-style-name="P2" draw:layer="layout" svg:width="3.025cm" svg:height="0.725cm" svg:x="5.5cm" svg:y="15.775cm">
          <draw:text-box>
            <text:p><text:span text:style-name="T1">Id Asignación</text:span></text:p>
          </draw:text-box>
        </draw:frame>
        <draw:frame draw:style-name="gr3" draw:text-style-name="P2" draw:layer="layout" svg:width="3.025cm" svg:height="0.725cm" svg:x="8.475cm" svg:y="15.175cm">
          <draw:text-box>
            <text:p><text:span text:style-name="T1">Id Asignación</text:span></text:p>
          </draw:text-box>
        </draw:frame>
        <draw:frame draw:style-name="gr3" draw:text-style-name="P2" draw:layer="layout" svg:width="3.025cm" svg:height="0.725cm" svg:x="12.4cm" svg:y="15.7cm">
          <draw:text-box>
            <text:p><text:span text:style-name="T1">Id Asignación</text:span></text:p>
          </draw:text-box>
        </draw:frame>
      </draw:page>
      <draw:page draw:name="page7" draw:style-name="dp1" draw:master-page-name="Predeterminado">
        <draw:custom-shape draw:style-name="gr1" draw:text-style-name="P4" draw:layer="layout" svg:width="2.5cm" svg:height="1.1cm" svg:x="12.4cm" svg:y="4.99cm">
          <text:p text:style-name="P1"><text:span text:style-name="T2">Ind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4cm" svg:height="1.679cm" svg:x="4.1cm" svg:y="9.711cm">
          <text:p text:style-name="P1"><text:span text:style-name="T2">Calendarizar</text:span><text:span text:style-name="T2"><text:line-break/></text:span><text:span text:style-name="T2">Fae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6cm" svg:height="1.1cm" svg:x="12.077cm" svg:y="9.811cm">
          <text:p text:style-name="P1"><text:span text:style-name="T2">Ver fich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4cm" svg:height="1.2cm" svg:x="9.277cm" svg:y="14.311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5cm" svg:height="1.6cm" svg:x="12.977cm" svg:y="14.111cm">
          <text:p text:style-name="P1"><text:span text:style-name="T2">Gestión</text:span><text:span text:style-name="T2"><text:line-break/></text:span><text:span text:style-name="T2">Asistenci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3.7cm" svg:y1="3.09cm" svg:x2="13.7cm" svg:y2="4.99cm">
          <text:p/>
        </draw:line>
        <draw:line draw:style-name="gr2" draw:text-style-name="P1" draw:layer="layout" svg:x1="12.4cm" svg:y1="5.89cm" svg:x2="5.877cm" svg:y2="9.711cm">
          <text:p/>
        </draw:line>
        <draw:line draw:style-name="gr2" draw:text-style-name="P4" draw:layer="layout" svg:x1="13.7cm" svg:y1="6.09cm" svg:x2="13.677cm" svg:y2="9.811cm">
          <text:p/>
        </draw:line>
        <draw:line draw:style-name="gr2" draw:text-style-name="P1" draw:layer="layout" svg:x1="12.377cm" svg:y1="10.911cm" svg:x2="10.977cm" svg:y2="14.311cm">
          <text:p/>
        </draw:line>
        <draw:line draw:style-name="gr2" draw:text-style-name="P1" draw:layer="layout" svg:x1="13.455cm" svg:y1="10.911cm" svg:x2="13.477cm" svg:y2="14.111cm">
          <text:p/>
        </draw:line>
        <draw:line draw:style-name="gr2" draw:text-style-name="P1" draw:layer="layout" svg:x1="14.277cm" svg:y1="10.911cm" svg:x2="17.477cm" svg:y2="14.111cm">
          <text:p/>
        </draw:line>
        <draw:frame draw:style-name="gr3" draw:text-style-name="P2" draw:layer="layout" svg:width="2.183cm" svg:height="0.725cm" svg:x="10.577cm" svg:y="12.986cm">
          <draw:text-box>
            <text:p><text:span text:style-name="T1">Id Faena</text:span></text:p>
          </draw:text-box>
        </draw:frame>
        <draw:frame draw:style-name="gr6" draw:text-style-name="P2" draw:layer="layout" svg:width="1.823cm" svg:height="1.325cm" svg:x="13.477cm" svg:y="12.986cm">
          <draw:text-box>
            <text:p><text:span text:style-name="T1">Id Faena</text:span></text:p>
          </draw:text-box>
        </draw:frame>
        <draw:frame draw:style-name="gr3" draw:text-style-name="P2" draw:layer="layout" svg:width="2.183cm" svg:height="0.725cm" svg:x="16.719cm" svg:y="12.886cm">
          <draw:text-box>
            <text:p><text:span text:style-name="T1">Id Faena</text:span></text:p>
          </draw:text-box>
        </draw:frame>
        <draw:custom-shape draw:style-name="gr1" draw:text-style-name="P4" draw:layer="layout" svg:width="5.9cm" svg:height="2.3cm" svg:x="10.9cm" svg:y="0.79cm">
          <text:p text:style-name="P1"><text:span text:style-name="T2">Fae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8cm" svg:height="1.1cm" svg:x="6.277cm" svg:y="14.311cm">
          <text:p text:style-name="P1"><text:span text:style-name="T2">Edi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5cm" svg:height="1.6cm" svg:x="16.777cm" svg:y="14.111cm">
          <text:p text:style-name="P1"><text:span text:style-name="T2">Repor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077cm" svg:y1="10.711cm" svg:x2="7.677cm" svg:y2="14.311cm">
          <text:p/>
        </draw:line>
        <draw:frame draw:style-name="gr3" draw:text-style-name="P2" draw:layer="layout" svg:width="2.183cm" svg:height="0.725cm" svg:x="7.877cm" svg:y="12.911cm">
          <draw:text-box>
            <text:p><text:span text:style-name="T1">Id Faena</text:span></text:p>
          </draw:text-box>
        </draw:frame>
        <draw:custom-shape draw:style-name="gr1" draw:text-style-name="P4" draw:layer="layout" svg:width="2.8cm" svg:height="1.1cm" svg:x="23cm" svg:y="9.79cm">
          <text:p text:style-name="P1"><text:span text:style-name="T2">Repor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9cm" svg:height="1.8cm" svg:x="12.8cm" svg:y="19.79cm">
          <text:p text:style-name="P1"><text:span text:style-name="T2">Reporte</text:span><text:span text:style-name="T2"><text:line-break/></text:span><text:span text:style-name="T2">Asistenci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4.2cm" svg:height="1.8cm" svg:x="16.9cm" svg:y="19.79cm">
          <text:p text:style-name="P1"><text:span text:style-name="T2">Reporte</text:span><text:span text:style-name="T2"><text:line-break/></text:span><text:span text:style-name="T2">Inasistenci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4.6cm" svg:height="1.8cm" svg:x="21.3cm" svg:y="19.79cm">
          <text:p text:style-name="P1"><text:span text:style-name="T2">Reporte</text:span><text:span text:style-name="T2"><text:line-break/></text:span><text:span text:style-name="T2">Pago de mult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7.5cm" svg:y1="15.69cm" svg:x2="14.2cm" svg:y2="19.79cm">
          <text:p/>
        </draw:line>
        <draw:line draw:style-name="gr2" draw:text-style-name="P1" draw:layer="layout" svg:x1="18.5cm" svg:y1="15.69cm" svg:x2="18.5cm" svg:y2="19.79cm">
          <text:p/>
        </draw:line>
        <draw:line draw:style-name="gr2" draw:text-style-name="P1" draw:layer="layout" svg:x1="19.6cm" svg:y1="15.69cm" svg:x2="22.34cm" svg:y2="19.79cm">
          <text:p/>
        </draw:line>
        <draw:frame draw:style-name="gr4" draw:text-style-name="P3" draw:layer="layout" svg:width="2.3cm" svg:height="1.199cm" svg:x="24.4cm" svg:y="12.091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line draw:style-name="gr2" draw:text-style-name="P1" draw:layer="layout" svg:x1="14.9cm" svg:y1="5.69cm" svg:x2="24.5cm" svg:y2="9.79cm">
          <text:p/>
        </draw:line>
        <draw:frame draw:style-name="gr3" draw:text-style-name="P2" draw:layer="layout" svg:width="2.183cm" svg:height="0.725cm" svg:x="13.7cm" svg:y="7.4cm">
          <draw:text-box>
            <text:p><text:span text:style-name="T1">Id Faena</text:span></text:p>
          </draw:text-box>
        </draw:frame>
        <draw:custom-shape draw:style-name="gr1" draw:text-style-name="P4" draw:layer="layout" svg:width="5.4cm" svg:height="1.8cm" svg:x="21.8cm" svg:y="14.19cm">
          <text:p text:style-name="P1"><text:span text:style-name="T2">Reporte</text:span><text:span text:style-name="T2"><text:line-break/></text:span><text:span text:style-name="T2">Faenas realizad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4.5cm" svg:y1="10.89cm" svg:x2="24.5cm" svg:y2="14.19cm">
          <text:p/>
        </draw:line>
        <draw:frame draw:style-name="gr3" draw:text-style-name="P2" draw:layer="layout" svg:width="2.183cm" svg:height="0.725cm" svg:x="14.642cm" svg:y="17.665cm">
          <draw:text-box>
            <text:p><text:span text:style-name="T1">Id Faena</text:span></text:p>
          </draw:text-box>
        </draw:frame>
        <draw:frame draw:style-name="gr3" draw:text-style-name="P2" draw:layer="layout" svg:width="2.183cm" svg:height="0.725cm" svg:x="17.7cm" svg:y="17.465cm">
          <draw:text-box>
            <text:p><text:span text:style-name="T1">Id Faena</text:span></text:p>
          </draw:text-box>
        </draw:frame>
        <draw:frame draw:style-name="gr3" draw:text-style-name="P2" draw:layer="layout" svg:width="2.183cm" svg:height="0.725cm" svg:x="21.042cm" svg:y="17.29cm">
          <draw:text-box>
            <text:p><text:span text:style-name="T1">Id Faena</text:span></text:p>
          </draw:text-box>
        </draw:frame>
      </draw:page>
      <draw:page draw:name="page8" draw:style-name="dp1" draw:master-page-name="Predeterminado">
        <draw:custom-shape draw:style-name="gr1" draw:text-style-name="P4" draw:layer="layout" svg:width="2.5cm" svg:height="1.1cm" svg:x="12.4cm" svg:y="4.99cm">
          <text:p text:style-name="P1"><text:span text:style-name="T2">Ind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4cm" svg:height="1.679cm" svg:x="4.1cm" svg:y="9.711cm">
          <text:p text:style-name="P1"><text:span text:style-name="T2">Calendarizar</text:span><text:span text:style-name="T2"><text:line-break/></text:span><text:span text:style-name="T2">Asambl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6cm" svg:height="1.1cm" svg:x="12.077cm" svg:y="9.811cm">
          <text:p text:style-name="P1"><text:span text:style-name="T2">Ver fich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4cm" svg:height="1.2cm" svg:x="9.277cm" svg:y="14.311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5cm" svg:height="1.6cm" svg:x="12.977cm" svg:y="14.111cm">
          <text:p text:style-name="P1"><text:span text:style-name="T2">Gestión</text:span><text:span text:style-name="T2"><text:line-break/></text:span><text:span text:style-name="T2">Asistenci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3.7cm" svg:y1="3.09cm" svg:x2="13.7cm" svg:y2="4.99cm">
          <text:p/>
        </draw:line>
        <draw:line draw:style-name="gr2" draw:text-style-name="P1" draw:layer="layout" svg:x1="12.4cm" svg:y1="5.89cm" svg:x2="5.877cm" svg:y2="9.711cm">
          <text:p/>
        </draw:line>
        <draw:line draw:style-name="gr2" draw:text-style-name="P4" draw:layer="layout" svg:x1="13.7cm" svg:y1="6.09cm" svg:x2="13.677cm" svg:y2="9.811cm">
          <text:p/>
        </draw:line>
        <draw:line draw:style-name="gr2" draw:text-style-name="P1" draw:layer="layout" svg:x1="12.377cm" svg:y1="10.911cm" svg:x2="10.977cm" svg:y2="14.311cm">
          <text:p/>
        </draw:line>
        <draw:line draw:style-name="gr2" draw:text-style-name="P1" draw:layer="layout" svg:x1="13.455cm" svg:y1="10.911cm" svg:x2="13.477cm" svg:y2="14.111cm">
          <text:p/>
        </draw:line>
        <draw:line draw:style-name="gr2" draw:text-style-name="P1" draw:layer="layout" svg:x1="14.277cm" svg:y1="10.911cm" svg:x2="17.477cm" svg:y2="14.111cm">
          <text:p/>
        </draw:line>
        <draw:frame draw:style-name="gr3" draw:text-style-name="P2" draw:layer="layout" svg:width="2.843cm" svg:height="0.725cm" svg:x="10.577cm" svg:y="12.986cm">
          <draw:text-box>
            <text:p><text:span text:style-name="T1">Id Asamblea</text:span></text:p>
          </draw:text-box>
        </draw:frame>
        <draw:frame draw:style-name="gr7" draw:text-style-name="P2" draw:layer="layout" svg:width="2.423cm" svg:height="1.199cm" svg:x="13.3cm" svg:y="12.601cm">
          <draw:text-box>
            <text:p><text:span text:style-name="T1">Id Asamblea</text:span></text:p>
          </draw:text-box>
        </draw:frame>
        <draw:frame draw:style-name="gr3" draw:text-style-name="P2" draw:layer="layout" svg:width="2.843cm" svg:height="0.725cm" svg:x="16.719cm" svg:y="12.886cm">
          <draw:text-box>
            <text:p><text:span text:style-name="T1">Id Asamblea</text:span></text:p>
          </draw:text-box>
        </draw:frame>
        <draw:custom-shape draw:style-name="gr1" draw:text-style-name="P4" draw:layer="layout" svg:width="5.9cm" svg:height="2.3cm" svg:x="10.8cm" svg:y="0.8cm">
          <text:p text:style-name="P1"><text:span text:style-name="T2">Asamble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8cm" svg:height="1.1cm" svg:x="6.277cm" svg:y="14.311cm">
          <text:p text:style-name="P1"><text:span text:style-name="T2">Edi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5cm" svg:height="1.6cm" svg:x="16.777cm" svg:y="14.111cm">
          <text:p text:style-name="P1"><text:span text:style-name="T2">Repor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077cm" svg:y1="10.711cm" svg:x2="7.677cm" svg:y2="14.311cm">
          <text:p/>
        </draw:line>
        <draw:frame draw:style-name="gr3" draw:text-style-name="P2" draw:layer="layout" svg:width="2.843cm" svg:height="0.725cm" svg:x="5.9cm" svg:y="13.1cm">
          <draw:text-box>
            <text:p><text:span text:style-name="T1">Id Asamblea</text:span></text:p>
          </draw:text-box>
        </draw:frame>
        <draw:custom-shape draw:style-name="gr1" draw:text-style-name="P4" draw:layer="layout" svg:width="2.8cm" svg:height="1.1cm" svg:x="23cm" svg:y="9.79cm">
          <text:p text:style-name="P1"><text:span text:style-name="T2">Repor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9cm" svg:height="1.8cm" svg:x="12.8cm" svg:y="19.79cm">
          <text:p text:style-name="P1"><text:span text:style-name="T2">Reporte</text:span><text:span text:style-name="T2"><text:line-break/></text:span><text:span text:style-name="T2">Asistenci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4.2cm" svg:height="1.8cm" svg:x="16.9cm" svg:y="19.79cm">
          <text:p text:style-name="P1"><text:span text:style-name="T2">Reporte</text:span><text:span text:style-name="T2"><text:line-break/></text:span><text:span text:style-name="T2">Inasistenci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4.6cm" svg:height="1.8cm" svg:x="21.3cm" svg:y="19.79cm">
          <text:p text:style-name="P1"><text:span text:style-name="T2">Reporte</text:span><text:span text:style-name="T2"><text:line-break/></text:span><text:span text:style-name="T2">Pago de mult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7.5cm" svg:y1="15.69cm" svg:x2="14.2cm" svg:y2="19.79cm">
          <text:p/>
        </draw:line>
        <draw:line draw:style-name="gr2" draw:text-style-name="P1" draw:layer="layout" svg:x1="18.5cm" svg:y1="15.69cm" svg:x2="18.5cm" svg:y2="19.79cm">
          <text:p/>
        </draw:line>
        <draw:line draw:style-name="gr2" draw:text-style-name="P1" draw:layer="layout" svg:x1="19.6cm" svg:y1="15.69cm" svg:x2="22.34cm" svg:y2="19.79cm">
          <text:p/>
        </draw:line>
        <draw:frame draw:style-name="gr4" draw:text-style-name="P3" draw:layer="layout" svg:width="2.3cm" svg:height="1.199cm" svg:x="24.4cm" svg:y="12.091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line draw:style-name="gr2" draw:text-style-name="P1" draw:layer="layout" svg:x1="14.9cm" svg:y1="5.69cm" svg:x2="24.5cm" svg:y2="9.79cm">
          <text:p/>
        </draw:line>
        <draw:frame draw:style-name="gr3" draw:text-style-name="P2" draw:layer="layout" svg:width="2.843cm" svg:height="0.725cm" svg:x="13.7cm" svg:y="7.4cm">
          <draw:text-box>
            <text:p><text:span text:style-name="T1">Id Asamblea</text:span></text:p>
          </draw:text-box>
        </draw:frame>
        <draw:custom-shape draw:style-name="gr1" draw:text-style-name="P4" draw:layer="layout" svg:width="5.4cm" svg:height="2.21cm" svg:x="21.8cm" svg:y="14.19cm">
          <text:p text:style-name="P1"><text:span text:style-name="T2">Reporte</text:span><text:span text:style-name="T2"><text:line-break/></text:span><text:span text:style-name="T2">Asambleas </text:span><text:span text:style-name="T2"><text:line-break/></text:span><text:span text:style-name="T2">Realizad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4.5cm" svg:y1="10.89cm" svg:x2="24.5cm" svg:y2="14.19cm">
          <text:p/>
        </draw:line>
        <draw:frame draw:style-name="gr3" draw:text-style-name="P2" draw:layer="layout" svg:width="2.843cm" svg:height="0.725cm" svg:x="14.642cm" svg:y="17.665cm">
          <draw:text-box>
            <text:p><text:span text:style-name="T1">Id Asamblea</text:span></text:p>
          </draw:text-box>
        </draw:frame>
        <draw:frame draw:style-name="gr3" draw:text-style-name="P2" draw:layer="layout" svg:width="2.843cm" svg:height="0.725cm" svg:x="17.7cm" svg:y="17.465cm">
          <draw:text-box>
            <text:p><text:span text:style-name="T1">Id Asamblea</text:span></text:p>
          </draw:text-box>
        </draw:frame>
        <draw:frame draw:style-name="gr3" draw:text-style-name="P2" draw:layer="layout" svg:width="2.843cm" svg:height="0.725cm" svg:x="21.042cm" svg:y="17.29cm">
          <draw:text-box>
            <text:p><text:span text:style-name="T1">Id Asamblea</text:span></text:p>
          </draw:text-box>
        </draw:frame>
      </draw:page>
      <draw:page draw:name="page9" draw:style-name="dp1" draw:master-page-name="Predeterminado">
        <draw:custom-shape draw:style-name="gr1" draw:text-style-name="P4" draw:layer="layout" svg:width="4cm" svg:height="1.8cm" svg:x="8.8cm" svg:y="2.6cm">
          <text:p text:style-name="P1"><text:span text:style-name="T2">Cuot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2cm" svg:height="1.1cm" svg:x="9.8cm" svg:y="6.3cm">
          <text:p text:style-name="P1"><text:span text:style-name="T2">Ind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3cm" svg:height="1cm" svg:x="6.2cm" svg:y="10cm">
          <text:p text:style-name="P1"><text:span text:style-name="T2">Nue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6cm" svg:height="1.1cm" svg:x="12.7cm" svg:y="10cm">
          <text:p text:style-name="P1"><text:span text:style-name="T2">Ver fich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8cm" svg:height="1.1cm" svg:x="10.7cm" svg:y="12.9cm">
          <text:p text:style-name="P1"><text:span text:style-name="T2">Edi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8cm" svg:height="1.1cm" svg:x="14.9cm" svg:y="12.9cm">
          <text:p text:style-name="P1"><text:span text:style-name="T2">Elimin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9cm" svg:y1="4.4cm" svg:x2="10.9cm" svg:y2="6.3cm">
          <text:p/>
        </draw:line>
        <draw:line draw:style-name="gr2" draw:text-style-name="P1" draw:layer="layout" svg:x1="10.7cm" svg:y1="7.4cm" svg:x2="8cm" svg:y2="10cm">
          <text:p/>
        </draw:line>
        <draw:line draw:style-name="gr2" draw:text-style-name="P4" draw:layer="layout" svg:x1="11.2cm" svg:y1="7.4cm" svg:x2="13.7cm" svg:y2="10cm">
          <text:p/>
        </draw:line>
        <draw:line draw:style-name="gr2" draw:text-style-name="P1" draw:layer="layout" svg:x1="13.7cm" svg:y1="11.1cm" svg:x2="12.4cm" svg:y2="12.9cm">
          <text:p/>
        </draw:line>
        <draw:line draw:style-name="gr2" draw:text-style-name="P1" draw:layer="layout" svg:x1="14cm" svg:y1="11.1cm" svg:x2="15.3cm" svg:y2="12.9cm">
          <text:p/>
        </draw:line>
        <draw:frame draw:style-name="gr3" draw:text-style-name="P2" draw:layer="layout" svg:width="2.111cm" svg:height="0.725cm" svg:x="10.989cm" svg:y="11.575cm">
          <draw:text-box>
            <text:p><text:span text:style-name="T1">Id Cuota</text:span></text:p>
          </draw:text-box>
        </draw:frame>
        <draw:frame draw:style-name="gr3" draw:text-style-name="P2" draw:layer="layout" svg:width="2.111cm" svg:height="0.725cm" svg:x="14.6cm" svg:y="11.675cm">
          <draw:text-box>
            <text:p><text:span text:style-name="T1">Id Cuota</text:span></text:p>
          </draw:text-box>
        </draw:frame>
        <draw:frame draw:style-name="gr3" draw:text-style-name="P2" draw:layer="layout" svg:width="2.111cm" svg:height="0.725cm" svg:x="12.5cm" svg:y="8.275cm">
          <draw:text-box>
            <text:p><text:span text:style-name="T1">Id Cuota</text:span></text:p>
          </draw:text-box>
        </draw:frame>
      </draw:page>
      <draw:page draw:name="page10" draw:style-name="dp1" draw:master-page-name="Predeterminado">
        <draw:custom-shape draw:style-name="gr1" draw:text-style-name="P4" draw:layer="layout" svg:width="4cm" svg:height="1.8cm" svg:x="14cm" svg:y="1.2cm">
          <text:p text:style-name="P1"><text:span text:style-name="T2">Pag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3cm" svg:height="1.5cm" svg:x="9.8cm" svg:y="6.3cm">
          <text:p text:style-name="P1"><text:span text:style-name="T2">Lista </text:span><text:span text:style-name="T2"><text:line-break/></text:span><text:span text:style-name="T2">Asoci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8cm" svg:height="1.1cm" svg:x="9.6cm" svg:y="10cm">
          <text:p text:style-name="P1"><text:span text:style-name="T2">Nuevo pa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8cm" svg:y1="3cm" svg:x2="11.4cm" svg:y2="6.3cm">
          <text:p/>
        </draw:line>
        <draw:custom-shape draw:style-name="gr1" draw:text-style-name="P4" draw:layer="layout" svg:width="3.8cm" svg:height="1.4cm" svg:x="14.2cm" svg:y="6.3cm">
          <text:p text:style-name="P1"><text:span text:style-name="T2">Lista de</text:span></text:p>
          <text:p text:style-name="P1"><text:span text:style-name="T2">Pag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8cm" svg:height="1.5cm" svg:x="14.4cm" svg:y="9.9cm">
          <text:p text:style-name="P1"><text:span text:style-name="T2">Ficha de </text:span><text:span text:style-name="T2"><text:line-break/></text:span><text:span text:style-name="T2">pa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8cm" svg:height="1.5cm" svg:x="14.5cm" svg:y="13.3cm">
          <text:p text:style-name="P1"><text:span text:style-name="T2">Anular pa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7.3cm" svg:y1="3cm" svg:x2="21.1cm" svg:y2="6.3cm">
          <text:p/>
        </draw:line>
        <draw:line draw:style-name="gr2" draw:text-style-name="P1" draw:layer="layout" svg:x1="11.4cm" svg:y1="7.8cm" svg:x2="11.4cm" svg:y2="10cm">
          <text:p/>
        </draw:line>
        <draw:line draw:style-name="gr2" draw:text-style-name="P1" draw:layer="layout" svg:x1="16.1cm" svg:y1="7.7cm" svg:x2="16.1cm" svg:y2="9.9cm">
          <text:p/>
        </draw:line>
        <draw:line draw:style-name="gr2" draw:text-style-name="P1" draw:layer="layout" svg:x1="16.1cm" svg:y1="11.4cm" svg:x2="16.1cm" svg:y2="13.3cm">
          <text:p/>
        </draw:line>
        <draw:custom-shape draw:style-name="gr1" draw:text-style-name="P4" draw:layer="layout" svg:width="3.8cm" svg:height="1.4cm" svg:x="18.9cm" svg:y="6.3cm">
          <text:p text:style-name="P1"><text:span text:style-name="T2">Repor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3.8cm" svg:height="1.5cm" svg:x="19cm" svg:y="9.9cm">
          <text:p text:style-name="P1"><text:span text:style-name="T2">Corte de </text:span><text:span text:style-name="T2"><text:line-break/></text:span><text:span text:style-name="T2">caj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0.9cm" svg:y1="7.7cm" svg:x2="20.9cm" svg:y2="9.9cm">
          <text:p/>
        </draw:line>
        <draw:line draw:style-name="gr2" draw:text-style-name="P1" draw:layer="layout" svg:x1="16cm" svg:y1="3cm" svg:x2="16cm" svg:y2="6.3cm">
          <text:p/>
        </draw:line>
        <draw:frame draw:style-name="gr8" draw:text-style-name="P2" draw:layer="layout" svg:width="2.699cm" svg:height="0.725cm" svg:x="8.9cm" svg:y="8.4cm">
          <draw:text-box>
            <text:p><text:span text:style-name="T1">Id Asociado</text:span></text:p>
          </draw:text-box>
        </draw:frame>
        <draw:frame draw:style-name="gr8" draw:text-style-name="P2" draw:layer="layout" svg:width="2.1cm" svg:height="0.725cm" svg:x="14.1cm" svg:y="8.275cm">
          <draw:text-box>
            <text:p><text:span text:style-name="T1">Id Pago</text:span></text:p>
          </draw:text-box>
        </draw:frame>
        <draw:frame draw:style-name="gr4" draw:text-style-name="P3" draw:layer="layout" svg:width="2.3cm" svg:height="1.199cm" svg:x="21cm" svg:y="8.101cm">
          <draw:text-box>
            <text:p text:style-name="P1"><text:span text:style-name="T1">F. Inicial</text:span></text:p>
            <text:p text:style-name="P1"><text:span text:style-name="T1">F. Final</text:span></text:p>
          </draw:text-box>
        </draw:frame>
        <draw:frame draw:style-name="gr8" draw:text-style-name="P2" draw:layer="layout" svg:width="2.1cm" svg:height="0.725cm" svg:x="14.1cm" svg:y="11.875cm">
          <draw:text-box>
            <text:p><text:span text:style-name="T1">Id Pago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20T20:11:27.02</meta:creation-date>
    <dc:date>2015-07-20T22:55:23.76</dc:date>
    <meta:editing-duration>PT1H34M34S</meta:editing-duration>
    <meta:editing-cycles>33</meta:editing-cycles>
    <meta:generator>LibreOffice/3.4$Win32 LibreOffice_project/340m1$Build-302</meta:generator>
    <meta:document-statistic meta:object-count="228"/>
  </office:meta>
</office:document-meta>
</file>